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style:font-name="Georgia" fo:font-size="18pt" officeooo:rsid="000bb9d4" officeooo:paragraph-rsid="000bb9d4" style:font-size-asian="18pt" style:font-size-complex="18pt"/>
    </style:style>
    <style:style style:name="P2" style:family="paragraph" style:parent-style-name="Preformatted_20_Text" style:list-style-name="L1">
      <style:text-properties style:font-name="Georgia" fo:font-size="18pt" officeooo:rsid="000bb9d4" officeooo:paragraph-rsid="000ef2a3" style:font-size-asian="18pt" style:font-size-complex="18pt"/>
    </style:style>
    <style:style style:name="P3" style:family="paragraph" style:parent-style-name="Preformatted_20_Text" style:list-style-name="L1">
      <style:text-properties style:font-name="Georgia" fo:font-size="18pt" officeooo:paragraph-rsid="000bb9d4" style:font-size-asian="18pt" style:font-size-complex="18pt"/>
    </style:style>
    <style:style style:name="P4" style:family="paragraph" style:parent-style-name="Preformatted_20_Text" style:list-style-name="L1">
      <style:text-properties style:font-name="Georgia" fo:font-size="18pt" officeooo:paragraph-rsid="000ef2a3" style:font-size-asian="18pt" style:font-size-complex="18pt"/>
    </style:style>
    <style:style style:name="P5" style:family="paragraph" style:parent-style-name="Preformatted_20_Text" style:list-style-name="L1">
      <style:text-properties style:font-name="Georgia" fo:font-size="18pt" officeooo:rsid="000ef2a3" officeooo:paragraph-rsid="000ef2a3" style:font-size-asian="18pt" style:font-size-complex="18pt"/>
    </style:style>
    <style:style style:name="P6" style:family="paragraph" style:parent-style-name="Preformatted_20_Text">
      <style:text-properties style:font-name="Georgia" fo:font-size="18pt" officeooo:rsid="001112a8" officeooo:paragraph-rsid="0022b342" style:font-size-asian="18pt" style:font-size-complex="18pt"/>
    </style:style>
    <style:style style:name="T1" style:family="text">
      <style:text-properties officeooo:rsid="000bb9d4"/>
    </style:style>
    <style:style style:name="T2" style:family="text">
      <style:text-properties officeooo:rsid="000c1bb3"/>
    </style:style>
    <style:style style:name="T3" style:family="text">
      <style:text-properties officeooo:rsid="000ef2a3"/>
    </style:style>
    <style:style style:name="T4" style:family="text">
      <style:text-properties officeooo:rsid="001087d0"/>
    </style:style>
    <style:style style:name="T5" style:family="text">
      <style:text-properties officeooo:rsid="000d69f5" style:font-name-asian="Noto Sans Mono CJK SC" style:font-name-complex="Liberation Mono"/>
    </style:style>
    <style:style style:name="T6" style:family="text">
      <style:text-properties officeooo:rsid="000ef2a3" style:font-name-asian="Noto Sans Mono CJK SC" style:font-name-complex="Liberation Mono"/>
    </style:style>
    <style:style style:name="T7" style:family="text">
      <style:text-properties officeooo:rsid="0017f8a4" style:font-name-asian="Noto Sans Mono CJK SC" style:font-name-complex="Liberation Mono"/>
    </style:style>
    <style:style style:name="T8" style:family="text">
      <style:text-properties officeooo:rsid="00151894" style:font-name-asian="Noto Sans Mono CJK SC" style:font-name-complex="Liberation Mon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This is our scientific lineage:</text:p>
      <text:p text:style-name="P6"><text:s text:c="4"/>1. Galileo, who corrected the church</text:p>
      <text:p text:style-name="P6"><text:s text:c="4"/>2. Isaac Newton, who described nature</text:p>
      <text:p text:style-name="P6"><text:s text:c="4"/>3. Charles Darwin, who described our origins</text:p>
      <text:p text:style-name="P6"><text:s text:c="4"/>4. Albert Einstein, who described the cosmos</text:p>
      <text:p text:style-name="P6"><text:s text:c="4"/>5. Julian, who unified the doctri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style:font-name="Georgia" fo:font-family="Georgia" style:font-family-generic="roman" fo:font-size="18pt" style:font-size-asian="15.75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8-04T19:28:24.424692357</dc:date>
    <meta:editing-duration>PT25M45S</meta:editing-duration>
    <meta:editing-cycles>9</meta:editing-cycles>
    <meta:print-date>2022-07-12T21:41:33.056110971</meta:print-date>
    <meta:document-statistic meta:table-count="0" meta:image-count="0" meta:object-count="0" meta:page-count="1" meta:paragraph-count="6" meta:word-count="37" meta:character-count="247" meta:non-whitespace-character-count="196"/>
  </office:meta>
</office:document-meta>
</file>